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11925872" text:id="ct51192587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11934384" text:id="ct511934384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6026880094026693927" text:style-name="L1">
        <text:list-item>
          <text:p text:style-name="P9">OpenLCB Common Information Technical Note</text:p>
        </text:list-item>
      </text:list>
      <text:h text:style-name="Heading_20_1" text:outline-level="1">Section Title</text:h>
      <text:p text:style-name="Standard">Quisque sollicitudin tempor bibendum.<text:change-start text:change-id="ct511934384"/><text:note text:id="ftn1" text:note-class="footnote"><text:note-citation>1</text:note-citation><text:note-body><text:p text:style-name="Footnote"><text:change-start text:change-id="ct51192587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11925872"/></text:p></text:note-body></text:note><text:change-end text:change-id="ct511934384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6752191449523432013" text:style-name="L2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tracked-changes>
          <text:changed-region xml:id="ct479387856" text:id="ct479387856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479281504" text:id="ct47928150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511343840" text:id="ct511343840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479645056" text:id="ct47964505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2-06T22:30:01">2/6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479387856"/><text:span text:style-name="Page_20_Number"><text:span text:style-name="MT2">3</text:span></text:span><text:change-end text:change-id="ct479387856"/><text:change text:change-id="ct47928150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change-start text:change-id="ct511343840"/><text:span text:style-name="Page_20_Number"><text:span text:style-name="MT2"><text:date style:data-style-name="N75" text:date-value="2013-02-06T22:30:01">Feb 6, 2013</text:date></text:span></text:span><text:change-end text:change-id="ct511343840"/><text:change text:change-id="ct479645056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30:01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11851232" text:id="ct511851232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511939728" text:id="ct51193972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511847632" text:id="ct51184763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11847728" text:id="ct51184772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251975952" text:id="ct251975952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511857504" text:id="ct511857504">
            <text:deletion>
              <office:change-info>
                <dc:creator>Bob Jacobsen</dc:creator>
                <dc:date>2013-02-06T22:28:00</dc:date>
              </office:change-info>
              <text:p text:style-name="Text_20_body"><text:span text:style-name="Page_20_Number"><text:span text:style-name="MT2"><text:date style:data-style-name="N116" text:date-value="2013-02-06T22:30:01">2/6/2013</text:date>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511851232"/><text:change-start text:change-id="ct511939728"/><text:span text:style-name="Page_20_Number"><text:span text:style-name="MT2">2</text:span></text:span><text:change-end text:change-id="ct511939728"/><text:span text:style-name="Page_20_Number"><text:span text:style-name="MT2">01</text:span></text:span><text:change-start text:change-id="ct511847632"/><text:span text:style-name="Page_20_Number"><text:span text:style-name="MT2">3</text:span></text:span><text:change-end text:change-id="ct511847632"/><text:change text:change-id="ct51184772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change-start text:change-id="ct251975952"/><text:span text:style-name="Page_20_Number"><text:span text:style-name="MT2"><text:date style:data-style-name="N75" text:date-value="2013-02-06T22:30:01">Feb 6, 2013</text:date></text:span></text:span><text:change-end text:change-id="ct251975952"/><text:change text:change-id="ct511857504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3</meta:editing-cycles>
    <meta:editing-duration>PT11H52M44S</meta:editing-duration>
    <meta:generator>OpenOffice.org/3.4.1$Unix OpenOffice.org_project/341m1$Build-9593</meta:generator>
    <dc:date>2013-02-06T22:30:01</dc:date>
    <dc:creator>Bob Jacobsen</dc:creator>
    <meta:document-statistic meta:table-count="1" meta:image-count="1" meta:object-count="0" meta:page-count="2" meta:paragraph-count="39" meta:word-count="393" meta:character-count="2756"/>
    <meta:user-defined meta:name="Info 1"/>
    <meta:user-defined meta:name="Info 2"/>
    <meta:user-defined meta:name="Info 3"/>
    <meta:user-defined meta:name="Info 4"/>
  </office:meta>
</office:document-meta>
</file>